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378cm"/>
    </style:style>
    <style:style style:name="co20" style:family="table-column">
      <style:table-column-properties fo:break-before="auto" style:column-width="1.448cm"/>
    </style:style>
    <style:style style:name="co21" style:family="table-column">
      <style:table-column-properties fo:break-before="auto" style:column-width="1.646cm"/>
    </style:style>
    <style:style style:name="co22" style:family="table-column">
      <style:table-column-properties fo:break-before="auto" style:column-width="1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42]+[.E143]" office:value-type="float" office:value="7069.56" calcext:value-type="float">
            <text:p>7070</text:p>
          </table:table-cell>
          <table:table-cell/>
          <table:table-cell table:formula="of:=[.H142]+[.G143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887.60627999999" calcext:value-type="currency">
            <text:p>$9 887,61</text:p>
          </table:table-cell>
          <table:table-cell table:style-name="ce41" table:formula="of:=[.A143]*budgetjour-[.O143]" office:value-type="currency" office:currency="USD" office:value="3744.39372000001" calcext:value-type="currency">
            <text:p>$3 744,39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7069.56" calcext:value-type="float">
            <text:p>7070</text:p>
          </table:table-cell>
          <table:table-cell/>
          <table:table-cell table:formula="of:=[.H143]+[.G144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887.60627999999" calcext:value-type="currency">
            <text:p>$9 887,61</text:p>
          </table:table-cell>
          <table:table-cell table:style-name="ce41" table:formula="of:=[.A144]*budgetjour-[.O144]" office:value-type="currency" office:currency="USD" office:value="3840.39372000001" calcext:value-type="currency">
            <text:p>$3 840,39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7069.56" calcext:value-type="float">
            <text:p>7070</text:p>
          </table:table-cell>
          <table:table-cell/>
          <table:table-cell table:formula="of:=[.H144]+[.G145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887.60627999999" calcext:value-type="currency">
            <text:p>$9 887,61</text:p>
          </table:table-cell>
          <table:table-cell table:style-name="ce41" table:formula="of:=[.A145]*budgetjour-[.O145]" office:value-type="currency" office:currency="USD" office:value="3936.39372000001" calcext:value-type="currency">
            <text:p>$3 936,39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7069.56" calcext:value-type="float">
            <text:p>7070</text:p>
          </table:table-cell>
          <table:table-cell/>
          <table:table-cell table:formula="of:=[.H145]+[.G146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887.60627999999" calcext:value-type="currency">
            <text:p>$9 887,61</text:p>
          </table:table-cell>
          <table:table-cell table:style-name="ce41" table:formula="of:=[.A146]*budgetjour-[.O146]" office:value-type="currency" office:currency="USD" office:value="4032.39372000001" calcext:value-type="currency">
            <text:p>$4 032,3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7069.56" calcext:value-type="float">
            <text:p>7070</text:p>
          </table:table-cell>
          <table:table-cell/>
          <table:table-cell table:formula="of:=[.H146]+[.G147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887.60627999999" calcext:value-type="currency">
            <text:p>$9 887,61</text:p>
          </table:table-cell>
          <table:table-cell table:style-name="ce41" table:formula="of:=[.A147]*budgetjour-[.O147]" office:value-type="currency" office:currency="USD" office:value="4128.39372000001" calcext:value-type="currency">
            <text:p>$4 128,3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7069.56" calcext:value-type="float">
            <text:p>7070</text:p>
          </table:table-cell>
          <table:table-cell/>
          <table:table-cell table:formula="of:=[.H147]+[.G148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887.60627999999" calcext:value-type="currency">
            <text:p>$9 887,61</text:p>
          </table:table-cell>
          <table:table-cell table:style-name="ce41" table:formula="of:=[.A148]*budgetjour-[.O148]" office:value-type="currency" office:currency="USD" office:value="4224.39372000001" calcext:value-type="currency">
            <text:p>$4 224,3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7069.56" calcext:value-type="float">
            <text:p>7070</text:p>
          </table:table-cell>
          <table:table-cell/>
          <table:table-cell table:formula="of:=[.H148]+[.G149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887.60627999999" calcext:value-type="currency">
            <text:p>$9 887,61</text:p>
          </table:table-cell>
          <table:table-cell table:style-name="ce41" table:formula="of:=[.A149]*budgetjour-[.O149]" office:value-type="currency" office:currency="USD" office:value="4320.39372000001" calcext:value-type="currency">
            <text:p>$4 320,3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7069.56" calcext:value-type="float">
            <text:p>7070</text:p>
          </table:table-cell>
          <table:table-cell/>
          <table:table-cell table:formula="of:=[.H149]+[.G150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887.60627999999" calcext:value-type="currency">
            <text:p>$9 887,61</text:p>
          </table:table-cell>
          <table:table-cell table:style-name="ce41" table:formula="of:=[.A150]*budgetjour-[.O150]" office:value-type="currency" office:currency="USD" office:value="4416.39372000001" calcext:value-type="currency">
            <text:p>$4 416,3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7069.56" calcext:value-type="float">
            <text:p>7070</text:p>
          </table:table-cell>
          <table:table-cell/>
          <table:table-cell table:formula="of:=[.H150]+[.G151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887.60627999999" calcext:value-type="currency">
            <text:p>$9 887,61</text:p>
          </table:table-cell>
          <table:table-cell table:style-name="ce41" table:formula="of:=[.A151]*budgetjour-[.O151]" office:value-type="currency" office:currency="USD" office:value="4512.39372000001" calcext:value-type="currency">
            <text:p>$4 512,3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7069.56" calcext:value-type="float">
            <text:p>7070</text:p>
          </table:table-cell>
          <table:table-cell/>
          <table:table-cell table:formula="of:=[.H151]+[.G152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887.60627999999" calcext:value-type="currency">
            <text:p>$9 887,61</text:p>
          </table:table-cell>
          <table:table-cell table:style-name="ce41" table:formula="of:=[.A152]*budgetjour-[.O152]" office:value-type="currency" office:currency="USD" office:value="4608.39372000001" calcext:value-type="currency">
            <text:p>$4 608,3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069.56" calcext:value-type="float">
            <text:p>7070</text:p>
          </table:table-cell>
          <table:table-cell/>
          <table:table-cell table:formula="of:=[.H152]+[.G153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887.60627999999" calcext:value-type="currency">
            <text:p>$9 887,61</text:p>
          </table:table-cell>
          <table:table-cell table:style-name="ce41" table:formula="of:=[.A153]*budgetjour-[.O153]" office:value-type="currency" office:currency="USD" office:value="4704.39372000001" calcext:value-type="currency">
            <text:p>$4 704,3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069.56" calcext:value-type="float">
            <text:p>7070</text:p>
          </table:table-cell>
          <table:table-cell/>
          <table:table-cell table:formula="of:=[.H153]+[.G154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887.60627999999" calcext:value-type="currency">
            <text:p>$9 887,61</text:p>
          </table:table-cell>
          <table:table-cell table:style-name="ce41" table:formula="of:=[.A154]*budgetjour-[.O154]" office:value-type="currency" office:currency="USD" office:value="4800.39372000001" calcext:value-type="currency">
            <text:p>$4 800,3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069.56" calcext:value-type="float">
            <text:p>7070</text:p>
          </table:table-cell>
          <table:table-cell/>
          <table:table-cell table:formula="of:=[.H154]+[.G155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887.60627999999" calcext:value-type="currency">
            <text:p>$9 887,61</text:p>
          </table:table-cell>
          <table:table-cell table:style-name="ce41" table:formula="of:=[.A155]*budgetjour-[.O155]" office:value-type="currency" office:currency="USD" office:value="4896.39372000001" calcext:value-type="currency">
            <text:p>$4 896,3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069.56" calcext:value-type="float">
            <text:p>7070</text:p>
          </table:table-cell>
          <table:table-cell/>
          <table:table-cell table:formula="of:=[.H155]+[.G156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887.60627999999" calcext:value-type="currency">
            <text:p>$9 887,61</text:p>
          </table:table-cell>
          <table:table-cell table:style-name="ce41" table:formula="of:=[.A156]*budgetjour-[.O156]" office:value-type="currency" office:currency="USD" office:value="4992.39372000001" calcext:value-type="currency">
            <text:p>$4 992,3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069.56" calcext:value-type="float">
            <text:p>7070</text:p>
          </table:table-cell>
          <table:table-cell/>
          <table:table-cell table:formula="of:=[.H156]+[.G157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887.60627999999" calcext:value-type="currency">
            <text:p>$9 887,61</text:p>
          </table:table-cell>
          <table:table-cell table:style-name="ce41" table:formula="of:=[.A157]*budgetjour-[.O157]" office:value-type="currency" office:currency="USD" office:value="5088.39372000001" calcext:value-type="currency">
            <text:p>$5 088,3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069.56" calcext:value-type="float">
            <text:p>7070</text:p>
          </table:table-cell>
          <table:table-cell/>
          <table:table-cell table:formula="of:=[.H157]+[.G158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887.60627999999" calcext:value-type="currency">
            <text:p>$9 887,61</text:p>
          </table:table-cell>
          <table:table-cell table:style-name="ce41" table:formula="of:=[.A158]*budgetjour-[.O158]" office:value-type="currency" office:currency="USD" office:value="5184.39372000001" calcext:value-type="currency">
            <text:p>$5 184,3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069.56" calcext:value-type="float">
            <text:p>7070</text:p>
          </table:table-cell>
          <table:table-cell/>
          <table:table-cell table:formula="of:=[.H158]+[.G159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887.60627999999" calcext:value-type="currency">
            <text:p>$9 887,61</text:p>
          </table:table-cell>
          <table:table-cell table:style-name="ce41" table:formula="of:=[.A159]*budgetjour-[.O159]" office:value-type="currency" office:currency="USD" office:value="5280.39372000001" calcext:value-type="currency">
            <text:p>$5 280,3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069.56" calcext:value-type="float">
            <text:p>7070</text:p>
          </table:table-cell>
          <table:table-cell/>
          <table:table-cell table:formula="of:=[.H159]+[.G160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887.60627999999" calcext:value-type="currency">
            <text:p>$9 887,61</text:p>
          </table:table-cell>
          <table:table-cell table:style-name="ce41" table:formula="of:=[.A160]*budgetjour-[.O160]" office:value-type="currency" office:currency="USD" office:value="5376.39372000001" calcext:value-type="currency">
            <text:p>$5 376,3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069.56" calcext:value-type="float">
            <text:p>7070</text:p>
          </table:table-cell>
          <table:table-cell/>
          <table:table-cell table:formula="of:=[.H160]+[.G161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887.60627999999" calcext:value-type="currency">
            <text:p>$9 887,61</text:p>
          </table:table-cell>
          <table:table-cell table:style-name="ce41" table:formula="of:=[.A161]*budgetjour-[.O161]" office:value-type="currency" office:currency="USD" office:value="5472.39372000001" calcext:value-type="currency">
            <text:p>$5 472,3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069.56" calcext:value-type="float">
            <text:p>7070</text:p>
          </table:table-cell>
          <table:table-cell/>
          <table:table-cell table:formula="of:=[.H161]+[.G162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887.60627999999" calcext:value-type="currency">
            <text:p>$9 887,61</text:p>
          </table:table-cell>
          <table:table-cell table:style-name="ce41" table:formula="of:=[.A162]*budgetjour-[.O162]" office:value-type="currency" office:currency="USD" office:value="5568.39372000001" calcext:value-type="currency">
            <text:p>$5 568,3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069.56" calcext:value-type="float">
            <text:p>7070</text:p>
          </table:table-cell>
          <table:table-cell/>
          <table:table-cell table:formula="of:=[.H162]+[.G163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887.60627999999" calcext:value-type="currency">
            <text:p>$9 887,61</text:p>
          </table:table-cell>
          <table:table-cell table:style-name="ce41" table:formula="of:=[.A163]*budgetjour-[.O163]" office:value-type="currency" office:currency="USD" office:value="5664.39372000001" calcext:value-type="currency">
            <text:p>$5 664,3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069.56" calcext:value-type="float">
            <text:p>7070</text:p>
          </table:table-cell>
          <table:table-cell/>
          <table:table-cell table:formula="of:=[.H163]+[.G164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887.60627999999" calcext:value-type="currency">
            <text:p>$9 887,61</text:p>
          </table:table-cell>
          <table:table-cell table:style-name="ce41" table:formula="of:=[.A164]*budgetjour-[.O164]" office:value-type="currency" office:currency="USD" office:value="5760.39372000001" calcext:value-type="currency">
            <text:p>$5 760,3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069.56" calcext:value-type="float">
            <text:p>7070</text:p>
          </table:table-cell>
          <table:table-cell/>
          <table:table-cell table:formula="of:=[.H164]+[.G165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887.60627999999" calcext:value-type="currency">
            <text:p>$9 887,61</text:p>
          </table:table-cell>
          <table:table-cell table:style-name="ce41" table:formula="of:=[.A165]*budgetjour-[.O165]" office:value-type="currency" office:currency="USD" office:value="5856.39372000001" calcext:value-type="currency">
            <text:p>$5 856,3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069.56" calcext:value-type="float">
            <text:p>7070</text:p>
          </table:table-cell>
          <table:table-cell/>
          <table:table-cell table:formula="of:=[.H165]+[.G166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887.60627999999" calcext:value-type="currency">
            <text:p>$9 887,61</text:p>
          </table:table-cell>
          <table:table-cell table:style-name="ce41" table:formula="of:=[.A166]*budgetjour-[.O166]" office:value-type="currency" office:currency="USD" office:value="5952.39372000001" calcext:value-type="currency">
            <text:p>$5 952,3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069.56" calcext:value-type="float">
            <text:p>7070</text:p>
          </table:table-cell>
          <table:table-cell/>
          <table:table-cell table:formula="of:=[.H166]+[.G167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887.60627999999" calcext:value-type="currency">
            <text:p>$9 887,61</text:p>
          </table:table-cell>
          <table:table-cell table:style-name="ce41" table:formula="of:=[.A167]*budgetjour-[.O167]" office:value-type="currency" office:currency="USD" office:value="6048.39372000001" calcext:value-type="currency">
            <text:p>$6 048,3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069.56" calcext:value-type="float">
            <text:p>7070</text:p>
          </table:table-cell>
          <table:table-cell/>
          <table:table-cell table:formula="of:=[.H167]+[.G168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887.60627999999" calcext:value-type="currency">
            <text:p>$9 887,61</text:p>
          </table:table-cell>
          <table:table-cell table:style-name="ce41" table:formula="of:=[.A168]*budgetjour-[.O168]" office:value-type="currency" office:currency="USD" office:value="6144.39372000001" calcext:value-type="currency">
            <text:p>$6 144,3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069.56" calcext:value-type="float">
            <text:p>7070</text:p>
          </table:table-cell>
          <table:table-cell/>
          <table:table-cell table:formula="of:=[.H168]+[.G169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887.60627999999" calcext:value-type="currency">
            <text:p>$9 887,61</text:p>
          </table:table-cell>
          <table:table-cell table:style-name="ce41" table:formula="of:=[.A169]*budgetjour-[.O169]" office:value-type="currency" office:currency="USD" office:value="6240.39372000001" calcext:value-type="currency">
            <text:p>$6 240,3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069.56" calcext:value-type="float">
            <text:p>7070</text:p>
          </table:table-cell>
          <table:table-cell/>
          <table:table-cell table:formula="of:=[.H169]+[.G170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887.60627999999" calcext:value-type="currency">
            <text:p>$9 887,61</text:p>
          </table:table-cell>
          <table:table-cell table:style-name="ce41" table:formula="of:=[.A170]*budgetjour-[.O170]" office:value-type="currency" office:currency="USD" office:value="6336.39372000001" calcext:value-type="currency">
            <text:p>$6 336,3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069.56" calcext:value-type="float">
            <text:p>7070</text:p>
          </table:table-cell>
          <table:table-cell/>
          <table:table-cell table:formula="of:=[.H170]+[.G171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887.60627999999" calcext:value-type="currency">
            <text:p>$9 887,61</text:p>
          </table:table-cell>
          <table:table-cell table:style-name="ce41" table:formula="of:=[.A171]*budgetjour-[.O171]" office:value-type="currency" office:currency="USD" office:value="6432.39372000001" calcext:value-type="currency">
            <text:p>$6 432,3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069.56" calcext:value-type="float">
            <text:p>7070</text:p>
          </table:table-cell>
          <table:table-cell/>
          <table:table-cell table:formula="of:=[.H171]+[.G172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887.60627999999" calcext:value-type="currency">
            <text:p>$9 887,61</text:p>
          </table:table-cell>
          <table:table-cell table:style-name="ce41" table:formula="of:=[.A172]*budgetjour-[.O172]" office:value-type="currency" office:currency="USD" office:value="6528.39372000001" calcext:value-type="currency">
            <text:p>$6 528,3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069.56" calcext:value-type="float">
            <text:p>7070</text:p>
          </table:table-cell>
          <table:table-cell/>
          <table:table-cell table:formula="of:=[.H172]+[.G173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887.60627999999" calcext:value-type="currency">
            <text:p>$9 887,61</text:p>
          </table:table-cell>
          <table:table-cell table:style-name="ce41" table:formula="of:=[.A173]*budgetjour-[.O173]" office:value-type="currency" office:currency="USD" office:value="6624.39372000001" calcext:value-type="currency">
            <text:p>$6 624,3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069.56" calcext:value-type="float">
            <text:p>7070</text:p>
          </table:table-cell>
          <table:table-cell/>
          <table:table-cell table:formula="of:=[.H173]+[.G174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887.60627999999" calcext:value-type="currency">
            <text:p>$9 887,61</text:p>
          </table:table-cell>
          <table:table-cell table:style-name="ce41" table:formula="of:=[.A174]*budgetjour-[.O174]" office:value-type="currency" office:currency="USD" office:value="6720.39372000001" calcext:value-type="currency">
            <text:p>$6 720,3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069.56" calcext:value-type="float">
            <text:p>7070</text:p>
          </table:table-cell>
          <table:table-cell/>
          <table:table-cell table:formula="of:=[.H174]+[.G175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887.60627999999" calcext:value-type="currency">
            <text:p>$9 887,61</text:p>
          </table:table-cell>
          <table:table-cell table:style-name="ce41" table:formula="of:=[.A175]*budgetjour-[.O175]" office:value-type="currency" office:currency="USD" office:value="6816.39372000001" calcext:value-type="currency">
            <text:p>$6 816,3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069.56" calcext:value-type="float">
            <text:p>7070</text:p>
          </table:table-cell>
          <table:table-cell/>
          <table:table-cell table:formula="of:=[.H175]+[.G176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887.60627999999" calcext:value-type="currency">
            <text:p>$9 887,61</text:p>
          </table:table-cell>
          <table:table-cell table:style-name="ce41" table:formula="of:=[.A176]*budgetjour-[.O176]" office:value-type="currency" office:currency="USD" office:value="6912.39372000001" calcext:value-type="currency">
            <text:p>$6 912,3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069.56" calcext:value-type="float">
            <text:p>7070</text:p>
          </table:table-cell>
          <table:table-cell/>
          <table:table-cell table:formula="of:=[.H176]+[.G177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887.60627999999" calcext:value-type="currency">
            <text:p>$9 887,61</text:p>
          </table:table-cell>
          <table:table-cell table:style-name="ce41" table:formula="of:=[.A177]*budgetjour-[.O177]" office:value-type="currency" office:currency="USD" office:value="7008.39372000001" calcext:value-type="currency">
            <text:p>$7 008,3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069.56" calcext:value-type="float">
            <text:p>7070</text:p>
          </table:table-cell>
          <table:table-cell/>
          <table:table-cell table:formula="of:=[.H177]+[.G178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887.60627999999" calcext:value-type="currency">
            <text:p>$9 887,61</text:p>
          </table:table-cell>
          <table:table-cell table:style-name="ce41" table:formula="of:=[.A178]*budgetjour-[.O178]" office:value-type="currency" office:currency="USD" office:value="7104.39372000001" calcext:value-type="currency">
            <text:p>$7 104,3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069.56" calcext:value-type="float">
            <text:p>7070</text:p>
          </table:table-cell>
          <table:table-cell/>
          <table:table-cell table:formula="of:=[.H178]+[.G179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887.60627999999" calcext:value-type="currency">
            <text:p>$9 887,61</text:p>
          </table:table-cell>
          <table:table-cell table:style-name="ce41" table:formula="of:=[.A179]*budgetjour-[.O179]" office:value-type="currency" office:currency="USD" office:value="7200.39372000001" calcext:value-type="currency">
            <text:p>$7 200,3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069.56" calcext:value-type="float">
            <text:p>7070</text:p>
          </table:table-cell>
          <table:table-cell/>
          <table:table-cell table:formula="of:=[.H179]+[.G180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887.60627999999" calcext:value-type="currency">
            <text:p>$9 887,61</text:p>
          </table:table-cell>
          <table:table-cell table:style-name="ce41" table:formula="of:=[.A180]*budgetjour-[.O180]" office:value-type="currency" office:currency="USD" office:value="7296.39372000001" calcext:value-type="currency">
            <text:p>$7 296,3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069.56" calcext:value-type="float">
            <text:p>7070</text:p>
          </table:table-cell>
          <table:table-cell/>
          <table:table-cell table:formula="of:=[.H180]+[.G181]" office:value-type="float" office:value="35990" calcext:value-type="float">
            <text:p>35990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887.60627999999" calcext:value-type="currency">
            <text:p>$9 887,61</text:p>
          </table:table-cell>
          <table:table-cell table:style-name="ce41" table:formula="of:=[.A181]*budgetjour-[.O181]" office:value-type="currency" office:currency="USD" office:value="7392.39372000001" calcext:value-type="currency">
            <text:p>$7 392,3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89.548556923077" calcext:value-type="currency">
            <text:p>$189,5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number-columns-repeated="5" table:default-cell-style-name="Default"/>
        <table:table-column table:style-name="co17" table:default-cell-style-name="Default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9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9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9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9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9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9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9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9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9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9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9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port hedland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 style:data-style-name="N2" text:time-value="19:54:23.4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03T19:32:56.450000000</dc:date>
    <meta:editing-duration>P144DT10H12M14S</meta:editing-duration>
    <meta:editing-cycles>383</meta:editing-cycles>
    <meta:document-statistic meta:table-count="4" meta:cell-count="3018" meta:object-count="0"/>
  </office:meta>
</office:document-meta>
</file>